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d8e" officeooo:paragraph-rsid="0009bd8e"/>
    </style:style>
    <style:style style:name="P2" style:family="paragraph" style:parent-style-name="Standard">
      <style:text-properties officeooo:rsid="0009bd8e" officeooo:paragraph-rsid="0009bd8e"/>
    </style:style>
    <style:style style:name="P3" style:family="paragraph" style:parent-style-name="Standard">
      <style:text-properties officeooo:rsid="000a5f0c" officeooo:paragraph-rsid="000a5f0c"/>
    </style:style>
    <style:style style:name="P4" style:family="paragraph" style:parent-style-name="Standard">
      <style:text-properties officeooo:rsid="000bef06" officeooo:paragraph-rsid="000a5f0c"/>
    </style:style>
    <style:style style:name="P5" style:family="paragraph" style:parent-style-name="Standard">
      <style:text-properties officeooo:rsid="000bef06" officeooo:paragraph-rsid="000bef06"/>
    </style:style>
    <style:style style:name="P6" style:family="paragraph" style:parent-style-name="Standard">
      <style:text-properties officeooo:paragraph-rsid="000bef06"/>
    </style:style>
    <style:style style:name="P7" style:family="paragraph" style:parent-style-name="Standard">
      <style:text-properties fo:font-style="normal" style:text-underline-style="none" officeooo:rsid="000bef06" officeooo:paragraph-rsid="000bef06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0ca002" officeooo:paragraph-rsid="000ca002" style:font-style-asian="normal" style:font-style-complex="normal"/>
    </style:style>
    <style:style style:name="P9" style:family="paragraph" style:parent-style-name="Standard">
      <style:text-properties officeooo:rsid="000ce0e5" officeooo:paragraph-rsid="000ce0e5"/>
    </style:style>
    <style:style style:name="P10" style:family="paragraph" style:parent-style-name="Standard">
      <style:text-properties officeooo:paragraph-rsid="000e2a70"/>
    </style:style>
    <style:style style:name="T1" style:family="text">
      <style:text-properties officeooo:rsid="000bef0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ef06" style:font-style-asian="italic" style:font-style-complex="italic"/>
    </style:style>
    <style:style style:name="T4" style:family="text">
      <style:text-properties fo:font-style="italic" officeooo:rsid="000e2a70" style:font-style-asian="italic" style:font-style-complex="italic"/>
    </style:style>
    <style:style style:name="T5" style:family="text">
      <style:text-properties fo:font-style="italic" style:text-underline-style="none" officeooo:rsid="000bef06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e2a70" style:font-style-asian="normal" style:font-style-complex="normal"/>
    </style:style>
    <style:style style:name="T8" style:family="text">
      <style:text-properties officeooo:rsid="000ca002"/>
    </style:style>
    <style:style style:name="T9" style:family="text">
      <style:text-properties officeooo:rsid="000ce0e5"/>
    </style:style>
    <style:style style:name="T10" style:family="text">
      <style:text-properties officeooo:rsid="000e2a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sudo addgroup oficina1, oficina2</text:p>
      <text:p text:style-name="P1"/>
      <text:p text:style-name="P1">2.- sudo adduser pedro, pablo oficina1</text:p>
      <text:p text:style-name="P1"/>
      <text:p text:style-name="P1">3.- sudo adduser alba, <text:s/>nerea oficina2</text:p>
      <text:p text:style-name="P1"/>
      <text:p text:style-name="P1">4.- sudo pedro</text:p>
      <text:p text:style-name="P1">cat topsecret.txt</text:p>
      <text:p text:style-name="P1">chmod topsecret.txt</text:p>
      <text:p text:style-name="P1"/>
      <text:p text:style-name="P3">5.- touch ventas_trimestre.txt</text:p>
      <text:p text:style-name="P3">chmod g+rw ventas_trimestre.txt</text:p>
      <text:p text:style-name="P4"/>
      <text:p text:style-name="P5">Comprobar como usuario pablo:</text:p>
      <text:p text:style-name="P5">sudo pablo</text:p>
      <text:p text:style-name="P6"><text:span text:style-name="T1">cat /</text:span><text:span text:style-name="T3">home/pablo/ventas_trimestre.txt</text:span></text:p>
      <text:p text:style-name="P6"><text:span text:style-name="T5"/></text:p>
      <text:p text:style-name="P7">6.- sudo alba </text:p>
      <text:p text:style-name="P7">cat empleados.txt</text:p>
      <text:p text:style-name="P7">chmod 664 empleados.txt</text:p>
      <text:p text:style-name="P7"/>
      <text:p text:style-name="P7">7.- <text:s/><text:span text:style-name="T8">cp /home/alba/empleado.txt /home/alumno</text:span></text:p>
      <text:p text:style-name="P8">chown alumno /home/<text:span text:style-name="T9">a</text:span>lumno/empleados.txt</text:p>
      <text:p text:style-name="P8">chgrp al<text:span text:style-name="T2">umno </text:span>/home/alumno/empl<text:span text:style-name="T9">e</text:span>ados.txt</text:p>
      <text:p text:style-name="P1"/>
      <text:p text:style-name="P1"/>
      <text:p text:style-name="P9">8.- <text:span text:style-name="T10">sudo pablo</text:span></text:p>
      <text:p text:style-name="P10"><text:span text:style-name="T10">cp /</text:span><text:span text:style-name="T4">usr</text:span><text:span text:style-name="T7">/bin/kalarm /</text:span><text:span text:style-name="T4">home</text:span><text:span text:style-name="T7">/alumno/alarma</text:span></text:p>
      <text:p text:style-name="P9"/>
      <text:p text:style-name="P9">9.-</text:p>
      <text:p text:style-name="P9"/>
      <text:p text:style-name="P9">10.-</text:p>
      <text:p text:style-name="P9"/>
      <text:p text:style-name="P9">11.-</text:p>
      <text:p text:style-name="P9"/>
      <text:p text:style-name="P9">12.-</text:p>
      <text:p text:style-name="P9"/>
      <text:p text:style-name="P9">13.-</text:p>
      <text:p text:style-name="P9"/>
      <text:p text:style-name="P9">14.-</text:p>
      <text:p text:style-name="P9"/>
      <text:p text:style-name="P9">15.-</text:p>
      <text:p text:style-name="P9"/>
      <text:p text:style-name="P9"/>
      <text:p text:style-name="P9">16.- No, para tener acceso al archivo de lectura primero debe de tener acceso al directorio. Por lo tanto el directorio deberia tener permiso de lectura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6:04:49.341411892</meta:creation-date>
    <dc:date>2021-09-22T20:06:16.349716122</dc:date>
    <meta:editing-duration>PT8M2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95" meta:character-count="706" meta:non-whitespace-character-count="635"/>
  </office:meta>
</office:document-meta>
</file>